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134978" officeooo:paragraph-rsid="00134978"/>
    </style:style>
    <style:style style:name="P2" style:family="paragraph" style:parent-style-name="Standard">
      <style:text-properties style:font-name="Liberation Mono" officeooo:rsid="00159e83" officeooo:paragraph-rsid="00159e83"/>
    </style:style>
    <style:style style:name="P3" style:family="paragraph" style:parent-style-name="Standard">
      <style:text-properties style:font-name="Liberation Mono" officeooo:rsid="00134978" officeooo:paragraph-rsid="00186e49"/>
    </style:style>
    <style:style style:name="P4" style:family="paragraph" style:parent-style-name="Standard">
      <style:text-properties style:font-name="Liberation Mono" officeooo:rsid="00186e49" officeooo:paragraph-rsid="00198f31"/>
    </style:style>
    <style:style style:name="T1" style:family="text">
      <style:text-properties officeooo:rsid="0014731c"/>
    </style:style>
    <style:style style:name="T2" style:family="text">
      <style:text-properties officeooo:rsid="00159e83"/>
    </style:style>
    <style:style style:name="T3" style:family="text">
      <style:text-properties officeooo:rsid="00186e49"/>
    </style:style>
    <style:style style:name="T4" style:family="text">
      <style:text-properties officeooo:rsid="00198f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b)<text:tab/>When using</text:p>
      <text:p text:style-name="P1"><text:tab/>x0[4] = {0.0+1e-21, 1.0-1e-21, 2.0+1e-21, 3.0-1e-21};</text:p>
      <text:p text:style-name="P3">or similar x0 with deviation smaller than 1e-20 as initial guess my algorithm shows convergence to [0.000000<text:tab/>1.000000<text:tab/>2.000000<text:tab/>3.000000<text:tab/>]^T, but this is due to the Jacobi algorithm using 1e-20 as threshold for convergence. For values where the initial deviation from the solution is bigger than the threshold <text:span text:style-name="T3">(eg. [0.0+1e-19, 1.0+1e-19, 2.0+1e-19, 3.0+1e-19]) </text:span>a solution is not found but the x gets to inf and then nan, which causes the loop to terminate.</text:p>
      <text:p text:style-name="P1"/>
      <text:p text:style-name="P1"/>
      <text:p text:style-name="P1">c)<text:tab/>I used Matlab and created the matrix A as</text:p>
      <text:p text:style-name="P1"><text:tab/>A = [0.000000<text:tab/>1.000000<text:tab/>2.000000<text:tab/>3.000000<text:tab/>]</text:p>
      <text:p text:style-name="P1">After that I calculated its determinant, inverse matrix and condition number using matlab functions det, inv and cond. These resulted in determinant -16, inverse matrix</text:p>
      <text:p text:style-name="P1"><text:s text:c="3"/>-0.0625 <text:s text:c="2"/>-0.1250 <text:s text:c="3"/>0.3125 <text:s text:c="3"/>0.1875</text:p>
      <text:p text:style-name="P1"><text:s text:c="3"/>-0.2500 <text:s text:c="3"/>0.5000 <text:s text:c="3"/>0.2500 <text:s text:c="2"/>-0.2500</text:p>
      <text:p text:style-name="P1"><text:s text:c="3"/>-0.0625 <text:s text:c="2"/>-0.1250 <text:s text:c="3"/>1.3125 <text:s text:c="2"/>-0.8125</text:p>
      <text:p text:style-name="P1"><text:s text:c="4"/>0.4375 <text:s text:c="2"/>-0.1250 <text:s text:c="2"/>-1.1875 <text:s text:c="3"/>0.6875</text:p>
      <text:p text:style-name="P1">and condition number 15.3254. The condition number is quite large which means that the problem is ill-conditioned. <text:span text:style-name="T1">In this case this means that around 15 digits of accuracy might be lost in addition to the loss from arithmetical precision and the properties of the numerical method used. This makes it quite natural that the solution is not found.</text:span></text:p>
      <text:p text:style-name="P1"/>
      <text:p text:style-name="P4">d)<text:tab/><text:span text:style-name="T4">I kept x as [0.0+1e-19, 1.0+1e-19, 2.0+1e-19, 3.0+1e-19] and tried different values for w. Runs where w was at least 16 yielded a result in reasonable time, smaller either gave nan or ran for unacceptably long times (minutes) without producing a result.</text:span></text:p>
      <text:p text:style-name="P1"/>
      <text:p text:style-name="P2">3. a)<text:tab/>I used matlab and defined A as</text:p>
      <text:p text:style-name="P2"><text:tab/>A = [1, 2, 1; 0, 3, 1; 2, 4, 2]</text:p>
      <text:p text:style-name="P2">and then called [U, W, V] = svd(A) to find the singular value decomposition:</text:p>
      <text:p text:style-name="P2">U =</text:p>
      <text:p text:style-name="P2"/>
      <text:p text:style-name="P2"><text:s text:c="3"/>-0.3922 <text:s text:c="3"/>0.2149 <text:s text:c="2"/>-0.8944</text:p>
      <text:p text:style-name="P2"><text:s text:c="3"/>-0.4804 <text:s text:c="2"/>-0.8770 <text:s text:c="2"/>-0.0000</text:p>
      <text:p text:style-name="P2"><text:s text:c="3"/>-0.7844 <text:s text:c="3"/>0.4297 <text:s text:c="3"/>0.4472</text:p>
      <text:p text:style-name="P2"/>
      <text:p text:style-name="P2">W =</text:p>
      <text:p text:style-name="P2"/>
      <text:p text:style-name="P2"><text:s text:c="4"/>6.2108 <text:s text:c="8"/>0 <text:s text:c="8"/>0</text:p>
      <text:p text:style-name="P2"><text:s text:c="9"/>0 <text:s text:c="3"/>1.1941 <text:s text:c="8"/>0</text:p>
      <text:p text:style-name="P2"><text:s text:c="9"/>0 <text:s text:c="8"/>0 <text:s text:c="3"/>0.0000</text:p>
      <text:p text:style-name="P2"/>
      <text:p text:style-name="P2">V =</text:p>
      <text:p text:style-name="P2"/>
      <text:p text:style-name="P2"><text:s text:c="3"/>-0.3158 <text:s text:c="3"/>0.8997 <text:s text:c="2"/>-0.3015</text:p>
      <text:p text:style-name="P2"><text:s text:c="3"/>-0.8636 <text:s text:c="2"/>-0.4041 <text:s text:c="2"/>-0.3015</text:p>
      <text:p text:style-name="P2"><text:soft-page-break/><text:s text:c="3"/>-0.3931 <text:s text:c="3"/>0.1652 <text:s text:c="3"/>0.9045</text:p>
      <text:p text:style-name="P1"/>
      <text:p text:style-name="P1"/>
      <text:p text:style-name="P1"/>
      <text:p text:style-name="P1"><text:s text:c="3"/><text:span text:style-name="T2">b)<text:tab/>W has a zero value on its diagonal, which means that A is singular and therefore a solution for Ax=0 exists but ax=b does no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00:40:40.607679753</meta:creation-date>
    <dc:date>2017-04-25T21:10:57.603490190</dc:date>
    <meta:editing-duration>PT31M20S</meta:editing-duration>
    <meta:editing-cycles>2</meta:editing-cycles>
    <meta:generator>LibreOffice/5.1.6.2$Linux_X86_64 LibreOffice_project/10m0$Build-2</meta:generator>
    <meta:document-statistic meta:table-count="0" meta:image-count="0" meta:object-count="0" meta:page-count="2" meta:paragraph-count="28" meta:word-count="336" meta:character-count="2099" meta:non-whitespace-character-count="1633"/>
  </office:meta>
</office:document-meta>
</file>